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1" svg:font-family="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margin-left="0in" fo:margin-right="0in" fo:margin-top="0in" fo:margin-bottom="0in" fo:text-align="center" style:justify-single-word="false" fo:orphans="2" fo:widows="2" fo:text-indent="0in" style:auto-text-indent="false"/>
      <style:text-properties fo:font-variant="normal" fo:text-transform="none" fo:color="#000000" style:text-line-through-style="none" style:font-name="Arial1" fo:font-size="14pt" fo:letter-spacing="normal" fo:font-style="normal" style:text-underline-style="none" fo:font-weight="bold" style:text-blinking="false" fo:background-color="transparent"/>
    </style:style>
    <style:style style:name="P2" style:family="paragraph" style:parent-style-name="Text_20_body">
      <style:paragraph-properties fo:margin-top="0in" fo:margin-bottom="0in" fo:text-align="center" style:justify-single-word="false" fo:orphans="2" fo:widows="2"/>
      <style:text-properties fo:font-variant="normal" fo:text-transform="none" fo:color="#000000" style:text-line-through-style="none" style:font-name="Arial1" fo:font-size="14pt" fo:letter-spacing="normal" fo:font-style="normal" style:text-underline-style="none" fo:font-weight="bold" style:text-blinking="false" fo:background-color="transparent"/>
    </style:style>
    <style:style style:name="P3" style:family="paragraph" style:parent-style-name="Text_20_body">
      <style:paragraph-properties fo:margin-top="0in" fo:margin-bottom="0in" fo:text-align="center" style:justify-single-word="false" fo:orphans="2" fo:widows="2"/>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4" style:family="paragraph" style:parent-style-name="Text_20_body">
      <style:paragraph-properties fo:margin-top="0in" fo:margin-bottom="0in" fo:orphans="2" fo:widows="2"/>
      <style:text-properties fo:font-variant="normal" fo:text-transform="none" fo:color="#000000" style:text-line-through-style="none" style:font-name="Arial1" fo:font-size="11pt" fo:letter-spacing="normal" fo:font-style="italic" style:text-underline-style="none" fo:font-weight="normal" style:text-blinking="false" fo:background-color="transparent"/>
    </style:style>
    <style:style style:name="P5" style:family="paragraph" style:parent-style-name="Text_20_body">
      <style:paragraph-properties fo:margin-top="0in" fo:margin-bottom="0in" fo:text-align="center" style:justify-single-word="false" fo:orphans="2" fo:widows="2"/>
      <style:text-properties fo:font-variant="normal" fo:text-transform="none" fo:color="#000000" style:text-line-through-style="none" style:font-name="Arial1" fo:font-size="24pt" fo:letter-spacing="normal" fo:font-style="normal" style:text-underline-style="none" fo:font-weight="bold" style:text-blinking="false" fo:background-color="transparent"/>
    </style:style>
    <style:style style:name="P6" style:family="paragraph" style:parent-style-name="Text_20_body">
      <style:paragraph-properties fo:margin-top="0in" fo:margin-bottom="0in" fo:orphans="2" fo:widows="2"/>
      <style:text-properties fo:font-variant="normal" fo:text-transform="none" fo:color="#000000" style:text-line-through-style="none" style:text-underline-style="none" style:text-blinking="false" fo:background-color="transparent"/>
    </style:style>
    <style:style style:name="P7" style:family="paragraph" style:parent-style-name="Text_20_body">
      <style:paragraph-properties fo:margin-top="0in" fo:margin-bottom="0in" fo:orphans="2" fo:widows="2"/>
      <style:text-properties fo:font-variant="normal" fo:text-transform="none" fo:color="#000000" style:font-name="Times New Roman1" fo:letter-spacing="normal" fo:font-style="normal" fo:font-weight="normal" fo:background-color="transparent"/>
    </style:style>
    <style:style style:name="P8" style:family="paragraph" style:parent-style-name="Text_20_body">
      <style:paragraph-properties fo:margin-top="0in" fo:margin-bottom="0in" fo:orphans="2" fo:widows="2"/>
    </style:style>
    <style:style style:name="P9" style:family="paragraph" style:parent-style-name="Text_20_body" style:list-style-name="L1">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solid" style:text-underline-width="auto" style:text-underline-color="font-color" fo:font-weight="normal" style:text-blinking="false" fo:background-color="transparent"/>
    </style:style>
    <style:style style:name="P10" style:family="paragraph" style:parent-style-name="Text_20_body" style:list-style-name="L2">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1" style:family="paragraph" style:parent-style-name="Text_20_body" style:list-style-name="L3">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2" style:family="paragraph" style:parent-style-name="Text_20_body" style:list-style-name="L4">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3" style:family="paragraph" style:parent-style-name="Text_20_body" style:list-style-name="L5">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4" style:family="paragraph" style:parent-style-name="Text_20_body" style:list-style-name="L6">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5" style:family="paragraph" style:parent-style-name="Text_20_body" style:list-style-name="L7">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6" style:family="paragraph" style:parent-style-name="Text_20_body" style:list-style-name="L8">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7" style:family="paragraph" style:parent-style-name="Text_20_body" style:list-style-name="L9">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8" style:family="paragraph" style:parent-style-name="Text_20_body" style:list-style-name="L10">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19" style:family="paragraph" style:parent-style-name="Text_20_body" style:list-style-name="L11">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0" style:family="paragraph" style:parent-style-name="Text_20_body" style:list-style-name="L12">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1" style:family="paragraph" style:parent-style-name="Text_20_body" style:list-style-name="L13">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2" style:family="paragraph" style:parent-style-name="Text_20_body" style:list-style-name="L14">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3" style:family="paragraph" style:parent-style-name="Text_20_body" style:list-style-name="L15">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4" style:family="paragraph" style:parent-style-name="Text_20_body" style:list-style-name="L16">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5" style:family="paragraph" style:parent-style-name="Text_20_body" style:list-style-name="L17">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6" style:family="paragraph" style:parent-style-name="Text_20_body" style:list-style-name="L18">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7" style:family="paragraph" style:parent-style-name="Text_20_body" style:list-style-name="L19">
      <style:paragraph-properties fo:margin-top="0in" fo:margin-bottom="0in" fo:orphans="2" fo:widows="2" fo:background-color="transparent">
        <style:background-image/>
      </style:paragraph-properties>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P28" style:family="paragraph" style:parent-style-name="Text_20_body">
      <style:paragraph-properties fo:margin-top="0in" fo:margin-bottom="0in" fo:orphans="2" fo:widows="2" fo:break-before="page"/>
      <style:text-properties fo:font-variant="normal" fo:text-transform="none" fo:color="#000000" style:font-name="Times New Roman1" fo:letter-spacing="normal" fo:font-style="normal" fo:font-weight="normal" fo:background-color="transparent"/>
    </style:style>
    <style:style style:name="P29" style:family="paragraph" style:parent-style-name="Text_20_body">
      <style:paragraph-properties fo:margin-left="0.5in" fo:margin-right="0in" fo:margin-top="0in" fo:margin-bottom="0in" fo:orphans="2" fo:widows="2" fo:text-indent="-0.25in" style:auto-text-indent="false"/>
      <style:text-properties fo:font-variant="normal" fo:text-transform="none" fo:color="#000000" style:text-line-through-style="none" style:font-name="Arial1" fo:font-size="11pt" fo:letter-spacing="normal" fo:font-style="normal" style:text-underline-style="none" fo:font-weight="normal" style:text-blinking="false" fo:background-color="transparent"/>
    </style:style>
    <style:style style:name="T1" style:family="text">
      <style:text-properties style:text-underline-style="solid" style:text-underline-width="auto" style:text-underline-color="font-color"/>
    </style:style>
    <style:style style:name="T2" style:family="text">
      <style:text-properties fo:font-variant="normal" fo:text-transform="none" fo:color="#000000" style:text-underline-style="solid" style:text-underline-width="auto" style:text-underline-color="font-color" fo:background-color="transparent"/>
    </style:style>
    <style:style style:name="T3" style:family="text">
      <style:text-properties fo:font-variant="normal" fo:text-transform="none" fo:color="#000000" style:text-line-through-style="none" style:text-underline-style="none" style:text-blinking="false" fo:background-color="transparent"/>
    </style:style>
    <style:style style:name="T4" style:family="text">
      <style:text-properties style:text-line-through-style="none" style:font-name="Arial1" fo:font-size="11pt" style:text-underline-style="none" fo:font-weight="bold" style:text-blinking="false"/>
    </style:style>
    <style:style style:name="T5" style:family="text">
      <style:text-properties style:text-line-through-style="none" style:font-name="Arial1" fo:font-size="11pt" style:text-underline-style="none" style:text-blinking="false"/>
    </style:style>
    <style:style style:name="T6" style:family="text">
      <style:text-properties style:text-line-through-style="none" style:font-name="Arial1" fo:font-size="11pt" fo:font-style="italic" style:text-underline-style="none" style:text-blinking="false"/>
    </style:style>
    <style:style style:name="T7" style:family="text">
      <style:text-properties style:font-name="Arial1" fo:font-size="11pt" style:text-underline-style="solid" style:text-underline-width="auto" style:text-underline-color="font-color" fo:font-weight="bol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internal-source-marker_0.62916603917256"/>Team: <text:s text:c="2"/>Broken Lightbulb</text:p>
      <text:p text:style-name="P2">Project: <text:s text:c="2"/>Line Wars Game</text:p>
      <text:p text:style-name="P8"/>
      <text:p text:style-name="P3">Titus Klinge</text:p>
      <text:p text:style-name="P3">Ryan Tew</text:p>
      <text:p text:style-name="P3">Connor Schenck</text:p>
      <text:p text:style-name="P3">Taylor Bergquist</text:p>
      <text:p text:style-name="P3">Ezra Cheron</text:p>
      <text:p text:style-name="P3">Ryan Frahm</text:p>
      <text:p text:style-name="P3">John George</text:p>
      <text:p text:style-name="P8"/>
      <text:p text:style-name="P5">Use Cases</text:p>
      <text:p text:style-name="P7"><text:line-break/><text:line-break/></text:p>
      <text:p text:style-name="P28"><text:line-break/><text:span text:style-name="T7">USE CASE 1</text:span><text:line-break/><text:span text:style-name="T4">User Plays a Line Wars Game</text:span><text:line-break/><text:line-break/><text:span text:style-name="T5">SUMMARY</text:span><text:line-break/><text:span text:style-name="T5">The user launches the Line Wars application, starts a game, and spends the rest of his time performing a combination of the following actions until the opponent base is destroyed or his own base is destroyed (aka the game ends):</text:span></text:p>
      <text:list xml:id="list1764604940" text:style-name="L1">
        <text:list-item>
          <text:p text:style-name="P9">Mine Resource</text:p>
        </text:list-item>
        <text:list-item>
          <text:p text:style-name="P9">Build a Structure</text:p>
        </text:list-item>
        <text:list-item>
          <text:p text:style-name="P9">Upgrade a Structure</text:p>
        </text:list-item>
      </text:list>
      <text:p text:style-name="P7"><text:line-break/><text:line-break/><text:span text:style-name="T5">PRIMARY ACTORS (acts on the system)</text:span></text:p>
      <text:list xml:id="list217502623" text:style-name="L2">
        <text:list-item>
          <text:p text:style-name="P10">User</text:p>
        </text:list-item>
        <text:list-item>
          <text:p text:style-name="P10">Opponent (AI or another User)</text:p>
        </text:list-item>
      </text:list>
      <text:p text:style-name="P7"><text:line-break/><text:line-break/><text:span text:style-name="T5">SECONDARY ACTORS (acted on by the system)</text:span></text:p>
      <text:list xml:id="list184927446" text:style-name="L3">
        <text:list-item>
          <text:p text:style-name="P11">None</text:p>
        </text:list-item>
      </text:list>
      <text:p text:style-name="P7"><text:line-break/><text:line-break/><text:span text:style-name="T5">PRIMARY SCENARIO</text:span></text:p>
      <text:list xml:id="list1094907014" text:style-name="L4">
        <text:list-item>
          <text:p text:style-name="P12">The user launches the Line Wars application.</text:p>
        </text:list-item>
        <text:list-item>
          <text:p text:style-name="P12">The main menu is displayed and the user has an option of selecting a Single-Player game or a Multi-Player game.</text:p>
        </text:list-item>
        <text:list-item>
          <text:p text:style-name="P12">The user starts a game (see <text:span text:style-name="T1">User Starts a Single-Player Game</text:span> and <text:span text:style-name="T1">User Starts Multi-Player Game</text:span>).</text:p>
        </text:list-item>
        <text:list-item>
          <text:p text:style-name="P12">The in-game interface is displayed and the game begins.</text:p>
        </text:list-item>
        <text:list-item>
          <text:p text:style-name="P12">The user progresses through the game by performing a series of actions (see <text:span text:style-name="T1">User Mines Resources</text:span>, <text:span text:style-name="T1">User Builds a Structure</text:span>, and <text:span text:style-name="T1">User Upgrades a Structure</text:span>)</text:p>
        </text:list-item>
        <text:list-item>
          <text:p text:style-name="P12">The game ends when the user destroys the opponent’s base with units spawning from structures he constructed.</text:p>
        </text:list-item>
        <text:list-item>
          <text:p text:style-name="P12">A dialog box is displayed to the user stating that the game was won and giving him the option to play again or to quit.</text:p>
        </text:list-item>
      </text:list>
      <text:p text:style-name="P7"><text:line-break/><text:line-break/><text:span text:style-name="T5">ALTERNATIVE SCENARIOS</text:span><text:line-break/><text:span text:style-name="T6">Scenario 1:</text:span></text:p>
      <text:p text:style-name="P29">6.   Instead of the user destroying the opponent’s base, the opponent destroys the user’s base!</text:p>
      <text:p text:style-name="P29">7.   A dialog box is displayed to the user stating that the game was lost and giving him the option to play again or to quit.</text:p>
      <text:p text:style-name="P6"/>
      <text:p text:style-name="P28"><text:line-break/><text:span text:style-name="T7">USE CASE 2</text:span><text:line-break/><text:span text:style-name="T4">User Starts a Single-Player Game</text:span><text:line-break/><text:line-break/><text:span text:style-name="T5">SUMMARY</text:span><text:line-break/><text:span text:style-name="T5">From the main menu, the user starts a single-player game by selecting “Single-Player”, selecting a race, selecting a map, selecting AI difficulty, and clicking “Start.”</text:span><text:line-break/><text:line-break/><text:span text:style-name="T5">PRIMARY ACTORS</text:span></text:p>
      <text:list xml:id="list612088516" text:style-name="L5">
        <text:list-item>
          <text:p text:style-name="P13">User</text:p>
        </text:list-item>
      </text:list>
      <text:p text:style-name="P7"><text:line-break/><text:line-break/><text:span text:style-name="T5">SECONDARY ACTORS</text:span></text:p>
      <text:list xml:id="list554409907" text:style-name="L6">
        <text:list-item>
          <text:p text:style-name="P14">None</text:p>
        </text:list-item>
      </text:list>
      <text:p text:style-name="P7"><text:line-break/><text:line-break/><text:span text:style-name="T5">PRIMARY SCENARIO</text:span></text:p>
      <text:list xml:id="list932688221" text:style-name="L7">
        <text:list-item>
          <text:p text:style-name="P15">The user is currently at the main menu.</text:p>
        </text:list-item>
        <text:list-item>
          <text:p text:style-name="P15">The user selects Single-Player.</text:p>
        </text:list-item>
        <text:list-item>
          <text:p text:style-name="P15">The Single-Player configuration screen appears allowing the user to change the map, which race the user would like to play as, the maximum tech level that can be reached, and the difficulty of the AI.</text:p>
        </text:list-item>
        <text:list-item>
          <text:p text:style-name="P15">The user configures the game as desired.</text:p>
        </text:list-item>
        <text:list-item>
          <text:p text:style-name="P15">The user clicks “Start”.</text:p>
        </text:list-item>
        <text:list-item>
          <text:p text:style-name="P15">The configuration screen is replaced by the scenario screen and the game is on!</text:p>
        </text:list-item>
      </text:list>
      <text:p text:style-name="P7"><text:line-break/><text:line-break/><text:span text:style-name="T5">ALTERNATIVE SCENARIOS</text:span><text:line-break/><text:span text:style-name="T6">None</text:span></text:p>
      <text:p text:style-name="P28"><text:line-break/><text:span text:style-name="T7">USE CASE 3</text:span><text:line-break/><text:span text:style-name="T4">User Starts a Multi-Player Game</text:span><text:line-break/><text:line-break/><text:span text:style-name="T5">SUMMARY</text:span><text:line-break/><text:span text:style-name="T5">From the main menu, the user starts a single-player game by selecting “Single-Player”, selecting a race, selecting a map, selecting AI difficulty, and clicking “Start.”</text:span><text:line-break/><text:line-break/><text:span text:style-name="T5">PRIMARY ACTORS</text:span></text:p>
      <text:list xml:id="list2189651251" text:style-name="L8">
        <text:list-item>
          <text:p text:style-name="P16">User</text:p>
        </text:list-item>
        <text:list-item>
          <text:p text:style-name="P16">Other User</text:p>
        </text:list-item>
      </text:list>
      <text:p text:style-name="P7"><text:line-break/><text:line-break/><text:span text:style-name="T5">SECONDARY ACTORS</text:span></text:p>
      <text:list xml:id="list2145749241" text:style-name="L9">
        <text:list-item>
          <text:p text:style-name="P17">None</text:p>
        </text:list-item>
      </text:list>
      <text:p text:style-name="P7"><text:line-break/><text:line-break/><text:span text:style-name="T5">PRIMARY SCENARIO</text:span></text:p>
      <text:list xml:id="list739732713" text:style-name="L10">
        <text:list-item>
          <text:p text:style-name="P18">The user is currently at the main menu.</text:p>
        </text:list-item>
        <text:list-item>
          <text:p text:style-name="P18">The user selects Multi-Player.</text:p>
        </text:list-item>
        <text:list-item>
          <text:p text:style-name="P18">The LAN configuration screen appears allowing the player to host or join a game.</text:p>
        </text:list-item>
        <text:list-item>
          <text:p text:style-name="P18">The user selects Host a Game.</text:p>
        </text:list-item>
        <text:list-item>
          <text:p text:style-name="P18">The game configuration screen appears allowing the user to type in a name for the game, select a map, and select a desirable race.</text:p>
        </text:list-item>
        <text:list-item>
          <text:p text:style-name="P18">The user configures the game as desired.</text:p>
        </text:list-item>
        <text:list-item>
          <text:p text:style-name="P18">The user clicks “Host.”</text:p>
        </text:list-item>
        <text:list-item>
          <text:p text:style-name="P18">The game configuration screen is replaced by the lobby screen which displays the players who are currently in the game (initially it is just the host)</text:p>
        </text:list-item>
        <text:list-item>
          <text:p text:style-name="P18">The other user joins the game.</text:p>
        </text:list-item>
        <text:list-item>
          <text:p text:style-name="P18">The user clicks “Start” and the game is on!</text:p>
        </text:list-item>
      </text:list>
      <text:p text:style-name="P7"><text:line-break/><text:line-break/><text:span text:style-name="T5">ALTERNATIVE SCENARIOS</text:span><text:line-break/><text:span text:style-name="T6">Scenario 1:</text:span></text:p>
      <text:p text:style-name="P29">4. The user selects Join an Existing Game.</text:p>
      <text:p text:style-name="P29">5. The game search screen appears allowing the user to type in the name of the game he wishes to join.</text:p>
      <text:p text:style-name="P29">6. The user types in the name of the game and clicks Join.</text:p>
      <text:p text:style-name="P29">7. The lobby screen is displayed showing all the players who are currently in the game.</text:p>
      <text:p text:style-name="P29">8. The user waits until the host starts the game.</text:p>
      <text:p text:style-name="P29">9. The other player (the host) starts the game and the game is on!</text:p>
      <text:p text:style-name="P4">Scenario 2:</text:p>
      <text:p text:style-name="P29">9. The other user never joins the game.</text:p>
      <text:p text:style-name="P29">10. The user is forced to cancel out of the game because a Multi-Player game cannot be started with a single player.</text:p>
      <text:p text:style-name="P6"/>
      <text:p text:style-name="P28"><text:line-break/><text:span text:style-name="T7">USE CASE 4</text:span><text:line-break/><text:span text:style-name="T4">User Mines for Resources</text:span><text:line-break/><text:line-break/><text:span text:style-name="T5">SUMMARY</text:span><text:line-break/><text:span text:style-name="T5">The user mines for resources in his base to be able to build more structures and upgrade existing structures using the additional resources.</text:span><text:line-break/><text:line-break/><text:span text:style-name="T5">PRIMARY ACTORS</text:span></text:p>
      <text:list xml:id="list2170210194" text:style-name="L11">
        <text:list-item>
          <text:p text:style-name="P19">User</text:p>
        </text:list-item>
      </text:list>
      <text:p text:style-name="P7"><text:line-break/><text:line-break/><text:span text:style-name="T5">SECONDARY ACTORS</text:span></text:p>
      <text:list xml:id="list2024047741" text:style-name="L12">
        <text:list-item>
          <text:p text:style-name="P20">None</text:p>
        </text:list-item>
      </text:list>
      <text:p text:style-name="P7"><text:line-break/><text:line-break/><text:span text:style-name="T5">PRIMARY SCENARIO</text:span></text:p>
      <text:list xml:id="list1383044465" text:style-name="L13">
        <text:list-item>
          <text:p text:style-name="P21">The user builds the “Resource Mine” structure in his base (see <text:span text:style-name="T1">User Builds a Structure</text:span>)</text:p>
        </text:list-item>
        <text:list-item>
          <text:p text:style-name="P21">Once the structure is completed, resources are periodically added to the user’s resource pool at set intervals</text:p>
        </text:list-item>
        <text:list-item>
          <text:p text:style-name="P21">The user occasionally upgrades the Resource Mine (see <text:span text:style-name="T1">User Upgrades a Structure</text:span>)</text:p>
        </text:list-item>
        <text:list-item>
          <text:p text:style-name="P21">Once the upgrade is complete, the amount of resources received per interval increases by a set amount</text:p>
        </text:list-item>
        <text:list-item>
          <text:p text:style-name="P21">Money, money, money!</text:p>
        </text:list-item>
      </text:list>
      <text:p text:style-name="P7"><text:line-break/><text:line-break/><text:span text:style-name="T5">ALTERNATIVE SCENARIOS</text:span><text:line-break/><text:span text:style-name="T6">None</text:span></text:p>
      <text:p text:style-name="P28"><text:line-break/><text:span text:style-name="T7">USE CASE 5</text:span><text:line-break/><text:span text:style-name="T4">User Builds a Structure</text:span><text:line-break/><text:line-break/><text:span text:style-name="T5">SUMMARY</text:span><text:line-break/><text:span text:style-name="T5">The user builds a structure in his base by first selecting his base and then selecting the specific structure he wishes to build.</text:span><text:line-break/><text:line-break/><text:span text:style-name="T5">PRIMARY ACTORS</text:span></text:p>
      <text:list xml:id="list2154351032" text:style-name="L14">
        <text:list-item>
          <text:p text:style-name="P22">User</text:p>
        </text:list-item>
      </text:list>
      <text:p text:style-name="P7"><text:line-break/><text:line-break/><text:span text:style-name="T5">SECONDARY ACTORS</text:span></text:p>
      <text:list xml:id="list2173650439" text:style-name="L15">
        <text:list-item>
          <text:p text:style-name="P23">None</text:p>
        </text:list-item>
      </text:list>
      <text:p text:style-name="P7"><text:line-break/><text:line-break/><text:span text:style-name="T5">PRIMARY SCENARIO</text:span></text:p>
      <text:list xml:id="list1604976439" text:style-name="L16">
        <text:list-item>
          <text:p text:style-name="P24">The user is in an overhead view of the map, viewing both his and his opponent’s bases</text:p>
        </text:list-item>
        <text:list-item>
          <text:p text:style-name="P24">The user selects his own base.</text:p>
        </text:list-item>
        <text:list-item>
          <text:p text:style-name="P24">A zoomed in view appears of his base showing which structures he has built and which structures he is able to build.</text:p>
        </text:list-item>
        <text:list-item>
          <text:p text:style-name="P24">The user selects a building that he wishes to build</text:p>
        </text:list-item>
        <text:list-item>
          <text:p text:style-name="P24">Resources are subtracted from the user’s resource pool</text:p>
        </text:list-item>
        <text:list-item>
          <text:p text:style-name="P24">The building begins construction in a predefined location in the user’s base</text:p>
        </text:list-item>
        <text:list-item>
          <text:p text:style-name="P24">After the build time of the structure completes, the building has finished construction.</text:p>
        </text:list-item>
      </text:list>
      <text:p text:style-name="P7"><text:line-break/><text:line-break/><text:span text:style-name="T5">ALTERNATIVE SCENARIOS</text:span><text:line-break/><text:span text:style-name="T6">Scenario 1</text:span></text:p>
      <text:p text:style-name="P29">5.   The user does not have enough resources to build the structure</text:p>
      <text:p text:style-name="P29">6.   An error message is displayed informing the user that the operation failed.</text:p>
      <text:p text:style-name="P6"/>
      <text:p text:style-name="P28"><text:line-break/><text:span text:style-name="T7">USE CASE 6</text:span><text:line-break/><text:span text:style-name="T4">User Upgrades a Structure</text:span><text:line-break/><text:line-break/><text:span text:style-name="T5">SUMMARY</text:span><text:line-break/><text:span text:style-name="T5">The user upgrades an already built structure by first selecting his base then selecting the specific structure he wishes to upgrade and finally selecting which upgrade he wishes to purchase.</text:span><text:line-break/><text:line-break/><text:span text:style-name="T5">PRIMARY ACTORS</text:span></text:p>
      <text:list xml:id="list1190182522" text:style-name="L17">
        <text:list-item>
          <text:p text:style-name="P25">User</text:p>
        </text:list-item>
      </text:list>
      <text:p text:style-name="P7"><text:line-break/><text:line-break/><text:span text:style-name="T5">SECONDARY ACTORS</text:span></text:p>
      <text:list xml:id="list54697339" text:style-name="L18">
        <text:list-item>
          <text:p text:style-name="P26">None</text:p>
        </text:list-item>
      </text:list>
      <text:p text:style-name="P7"><text:line-break/><text:line-break/><text:span text:style-name="T5">PRIMARY SCENARIO</text:span></text:p>
      <text:list xml:id="list127685113" text:style-name="L19">
        <text:list-item>
          <text:p text:style-name="P27">The user is in an overhead view of the map, viewing both his and his opponent’s bases</text:p>
        </text:list-item>
        <text:list-item>
          <text:p text:style-name="P27">The user selects his own base.</text:p>
        </text:list-item>
        <text:list-item>
          <text:p text:style-name="P27">A zoomed in view appears of his base showing which structures he has built and which structures he is able to build.</text:p>
        </text:list-item>
        <text:list-item>
          <text:p text:style-name="P27">The user selects a building that he wishes to upgrade</text:p>
        </text:list-item>
        <text:list-item>
          <text:p text:style-name="P27">A popup window is displayed showing all possible upgrades that can be purchased for the selected building</text:p>
        </text:list-item>
        <text:list-item>
          <text:p text:style-name="P27">The user selects the desired upgrades and closes the window</text:p>
        </text:list-item>
        <text:list-item>
          <text:p text:style-name="P27">Resources are subtracted from the user’s resource pool</text:p>
        </text:list-item>
        <text:list-item>
          <text:p text:style-name="P27">The upgrades’ research time begins causing a delay in when the effects of the upgrades are applied</text:p>
        </text:list-item>
        <text:list-item>
          <text:p text:style-name="P27">The research time finishes after a while and the effects of the upgrades take effect</text:p>
        </text:list-item>
      </text:list>
      <text:p text:style-name="P7"><text:line-break/><text:line-break/><text:span text:style-name="T5">ALTERNATIVE SCENARIOS</text:span><text:line-break/><text:span text:style-name="T6">Scenario 1</text:span></text:p>
      <text:p text:style-name="P29">7.   The user does not have enough resources to apply the selected upgrades to the structure</text:p>
      <text:p text:style-name="P29">8.   An error message is displayed informing the user that the operation failed.</text:p>
      <text:p text:style-name="P4">Scenario 2</text:p>
      <text:p text:style-name="P29">6.   The user’s desired upgrades are not available because the structure the user wants to upgrade has already been fully upgrade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OpenSymbol" svg:font-family="OpenSymbo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tus Klinge</meta:initial-creator>
    <meta:creation-date>2010-09-21T23:14:03</meta:creation-date>
    <meta:document-statistic meta:table-count="0" meta:image-count="0" meta:object-count="0" meta:page-count="7" meta:paragraph-count="114" meta:word-count="1209" meta:character-count="6777"/>
    <dc:date>2010-09-21T23:15:01</dc:date>
    <dc:creator>Titus Klinge</dc:creator>
    <meta:editing-duration>PT00H01M00S</meta:editing-duration>
    <meta:editing-cycles>1</meta:editing-cycles>
    <meta:generator>OpenOffice.org/3.2$Linux OpenOffice.org_project/320m12$Build-9483</meta:generator>
  </office:meta>
</office:document-meta>
</file>